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 svg:font-family="StarSymbol" style:font-charset="x-symbol"/>
    <style:font-face style:name="Symbol" svg:font-family="Symbol, Times" style:font-family-generic="roman" style:font-charset="x-symbol"/>
    <style:font-face style:name="Lubalin Graph" svg:font-family="'Lubalin Graph'" style:font-pitch="variable"/>
    <style:font-face style:name="Lucida Grande" svg:font-family="'Lucida Grande'" style:font-pitch="variable"/>
    <style:font-face style:name="SansSerif1" svg:font-family="SansSerif" style:font-pitch="variable"/>
    <style:font-face style:name="Serif" svg:font-family="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ubalin Graph Book" svg:font-family="'Lubalin Graph Book'" style:font-family-generic="swiss" style:font-pitch="variable"/>
    <style:font-face style:name="Lubalin Graph Book1" svg:font-family="'Lubalin Graph Book'" style:font-adornments="Bold" style:font-family-generic="swiss" style:font-pitch="variable"/>
    <style:font-face style:name="SansSerif" svg:font-family="SansSerif" style:font-family-generic="swiss" style:font-pitch="variable"/>
  </office:font-face-decls>
  <office:automatic-styles>
    <style:style style:name="Table1" style:family="table">
      <style:table-properties style:width="7.2979in" fo:margin-left="0in" fo:margin-right="0.0021in" table:align="margins"/>
    </style:style>
    <style:style style:name="Table1.A" style:family="table-column">
      <style:table-column-properties style:column-width="2.4292in" style:rel-column-width="21811*"/>
    </style:style>
    <style:style style:name="Table1.B" style:family="table-column">
      <style:table-column-properties style:column-width="4.8688in" style:rel-column-width="43724*"/>
    </style:style>
    <style:style style:name="Table1.1" style:family="table-row">
      <style:table-row-properties style:min-row-height="0.0097in"/>
    </style:style>
    <style:style style:name="Table1.A1" style:family="table-cell">
      <style:table-cell-properties style:vertical-align="top" fo:padding-left="0in" fo:padding-right="0.0799in" fo:padding-top="0.0403in" fo:padding-bottom="0in" fo:border="none"/>
    </style:style>
    <style:style style:name="Table1.A4" style:family="table-cell">
      <style:table-cell-properties style:vertical-align="top" fo:background-color="transparent" fo:padding-left="0in" fo:padding-right="0.0799in" fo:padding-top="0.0403in" fo:padding-bottom="0in" fo:border="none">
        <style:background-image/>
      </style:table-cell-properties>
    </style:style>
    <style:style style:name="Table2" style:family="table" style:master-page-name="">
      <style:table-properties style:width="7.3021in" fo:margin-left="0in" fo:margin-right="-0.0021in" style:page-number="0" table:align="margins"/>
    </style:style>
    <style:style style:name="Table2.A" style:family="table-column">
      <style:table-column-properties style:column-width="1.166in" style:rel-column-width="10465*"/>
    </style:style>
    <style:style style:name="Table2.B" style:family="table-column">
      <style:table-column-properties style:column-width="6.1361in" style:rel-column-width="55070*"/>
    </style:style>
    <style:style style:name="Table2.A1" style:family="table-cell">
      <style:table-cell-properties style:vertical-align="top" fo:padding-left="0in" fo:padding-right="0.0799in" fo:padding-top="0.0597in" fo:padding-bottom="0in" fo:border="none"/>
    </style:style>
    <style:style style:name="P1" style:family="paragraph" style:parent-style-name="Header">
      <style:paragraph-properties fo:margin-left="0in" fo:margin-right="0in" fo:text-indent="0in" style:auto-text-indent="true" fo:background-color="transparent">
        <style:tab-stops>
          <style:tab-stop style:position="3.5in" style:type="center"/>
          <style:tab-stop style:position="7in" style:type="right"/>
        </style:tab-stops>
        <style:background-image/>
      </style:paragraph-properties>
    </style:style>
    <style:style style:name="P2" style:family="paragraph" style:parent-style-name="Standard">
      <style:paragraph-properties fo:margin-top="0in" fo:margin-bottom="0.0417in" fo:text-align="center" style:justify-single-word="false" fo:padding="0in" fo:border="none"/>
      <style:text-properties style:font-name="Lubalin Graph Book1" fo:font-weight="bold" style:font-weight-asian="bold" style:font-weight-complex="bold"/>
    </style:style>
    <style:style style:name="P3" style:family="paragraph" style:parent-style-name="Bold">
      <style:text-properties fo:font-size="11pt"/>
    </style:style>
    <style:style style:name="P4" style:family="paragraph" style:parent-style-name="Bold">
      <style:text-properties style:font-name="Lubalin Graph Book1" fo:font-size="11pt" fo:font-style="normal" fo:font-weight="normal" style:font-size-asian="12pt" style:font-weight-asian="normal" style:font-weight-complex="normal"/>
    </style:style>
    <style:style style:name="P5" style:family="paragraph" style:parent-style-name="Body">
      <style:paragraph-properties>
        <style:tab-stops>
          <style:tab-stop style:position="7.222in" style:type="right"/>
        </style:tab-stops>
      </style:paragraph-properties>
      <style:text-properties fo:font-size="11pt"/>
    </style:style>
    <style:style style:name="P6" style:family="paragraph" style:parent-style-name="Bold">
      <style:text-properties fo:font-size="11pt"/>
    </style:style>
    <style:style style:name="P7" style:family="paragraph" style:parent-style-name="Bullet" style:list-style-name="L1">
      <style:text-properties fo:font-size="11pt"/>
    </style:style>
    <style:style style:name="P8" style:family="paragraph" style:parent-style-name="Bullet" style:list-style-name="L2">
      <style:text-properties fo:font-size="11pt"/>
    </style:style>
    <style:style style:name="P9" style:family="paragraph" style:parent-style-name="Bullet" style:list-style-name="L3">
      <style:text-properties fo:font-size="11pt"/>
    </style:style>
    <style:style style:name="T1" style:family="text">
      <style:text-properties style:font-name="Lubalin Graph Book" fo:font-size="10pt" fo:font-style="normal" fo:font-weight="normal" style:font-size-asian="10pt"/>
    </style:style>
    <style:style style:name="T2" style:family="text">
      <style:text-properties style:font-name="Lubalin Graph Book" fo:font-style="normal" fo:font-weight="normal" style:font-size-asian="12pt"/>
    </style:style>
    <style:style style:name="T3" style:family="text">
      <style:text-properties style:font-name="Lubalin Graph Book" fo:font-style="normal" fo:font-weight="normal" style:font-size-asian="12pt" style:font-weight-asian="bold"/>
    </style:style>
    <style:style style:name="T4" style:family="text">
      <style:text-properties style:font-name="Lubalin Graph Book" fo:font-style="normal" fo:font-weight="normal" style:font-size-asian="12pt" style:font-weight-asian="normal" style:font-weight-complex="normal"/>
    </style:style>
    <style:style style:name="T5" style:family="text">
      <style:text-properties style:font-name="Lubalin Graph Book" fo:font-style="normal" fo:font-weight="bold" style:font-size-asian="12pt" style:font-weight-asian="bold" style:font-weight-complex="bold"/>
    </style:style>
    <style:style style:name="T6" style:family="text">
      <style:text-properties fo:font-variant="small-caps" fo:font-size="24pt" style:font-size-asian="24pt"/>
    </style:style>
    <style:style style:name="T7" style:family="text">
      <style:text-properties fo:font-size="18pt" style:font-size-asian="18pt"/>
    </style:style>
    <style:style style:name="T8" style:family="text">
      <style:text-properties fo:font-size="18pt" style:font-size-asian="18pt" style:font-weight-asian="normal" style:font-weight-complex="normal"/>
    </style:style>
    <style:style style:name="T9" style:family="text">
      <style:text-properties style:font-name="Lubalin Graph Book1" fo:font-style="normal" fo:font-weight="bold" style:font-size-asian="12pt" style:font-weight-asian="bold"/>
    </style:style>
    <style:style style:name="T10" style:family="text">
      <style:text-properties style:font-name="Lubalin Graph Book1" fo:font-style="normal" fo:font-weight="bold" style:font-size-asian="12pt" style:font-weight-asian="bold" style:font-weight-complex="bold"/>
    </style:style>
    <style:style style:name="T11" style:family="text">
      <style:text-properties style:font-name="Lubalin Graph Book1" fo:font-style="normal" fo:font-weight="normal" style:font-size-asian="12pt" style:font-weight-asian="normal" style:font-weight-complex="normal"/>
    </style:style>
    <style:style style:name="T12" style:family="text">
      <style:text-properties style:font-name="Lubalin Graph Book1" fo:font-size="11pt" fo:font-style="normal" fo:font-weight="bold" style:font-size-asian="12pt" style:font-weight-asian="bold"/>
    </style:style>
    <style:style style:name="T13" style:family="text">
      <style:text-properties fo:font-weight="normal" style:font-weight-asian="normal" style:font-weight-complex="normal"/>
    </style:style>
    <style:style style:name="T14" style:family="text">
      <style:text-properties fo:font-weight="bold" style:font-weight-asian="bold" style:font-weight-complex="bold"/>
    </style:style>
    <text:list-style style:name="L1" text:consecutive-numbering="true">
      <text:list-level-style-bullet text:level="1" style:num-suffix="." text:bullet-char="•">
        <style:list-level-properties text:min-label-width="0.25in"/>
        <style:text-properties style:font-name="Lubalin Graph Book"/>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 text:consecutive-numbering="true">
      <text:list-level-style-bullet text:level="1" style:num-suffix="." text:bullet-char="•">
        <style:list-level-properties text:min-label-width="0.25in"/>
        <style:text-properties style:font-name="Lubalin Graph Book"/>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3" text:consecutive-numbering="true">
      <text:list-level-style-bullet text:level="1" style:num-suffix="." text:bullet-char="•">
        <style:list-level-properties text:min-label-width="0.25in"/>
        <style:text-properties style:font-name="Lubalin Graph Book"/>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6">Marnen E. Laibow-Koser<text:line-break/></text:span><text:span text:style-name="T7">719 State Street, 1st ﬂoor<text:line-break/>Albany,</text:span><text:span text:style-name="T8"> NY 1</text:span><text:span text:style-name="T7">2203-1318<text:line-break/>(845) 625-7801 • marnen@marnen.org<text:line-break/>http://www.marnen.org</text:span></text:p>
      <text:p text:style-name="Section">skills</text:p>
      <table:table table:name="Table1" table:style-name="Table1">
        <table:table-column table:style-name="Table1.A"/>
        <table:table-column table:style-name="Table1.B"/>
        <table:table-row table:style-name="Table1.1">
          <table:table-cell table:style-name="Table1.A1" office:value-type="string">
            <text:p text:style-name="Bold">programming and markup</text:p>
          </table:table-cell>
          <table:table-cell table:style-name="Table1.A1" office:value-type="string">
            <text:p text:style-name="Body">C, C++, ColdFusion (CFML), CSS, DDS, Haml, HTML/XHTML, Java, JavaScript, Lisp (MCL), Perl, PHP, RPG, Ruby, Sass, shell scripts (ksh, bash), SQL (mySQL, PostgreSQL, Microsoft Access, Microsoft SQL Server, SQLite), XML, XSL, BASIC, HyperTalk.</text:p>
          </table:table-cell>
        </table:table-row>
        <table:table-row table:style-name="Table1.1">
          <table:table-cell table:style-name="Table1.A1" office:value-type="string">
            <text:p text:style-name="Bold">operating systems</text:p>
          </table:table-cell>
          <table:table-cell table:style-name="Table1.A1" office:value-type="string">
            <text:p text:style-name="Body">Linux (Red Hat, Ubuntu), Mac OS (all versions), MS-DOS, OS/400, System/36, UNIX (AIX, Darwin, HPUX), Windows (all versions).</text:p>
          </table:table-cell>
        </table:table-row>
        <table:table-row table:style-name="Table1.1">
          <table:table-cell table:style-name="Table1.A1" office:value-type="string">
            <text:p text:style-name="Bold">Mac OS software</text:p>
          </table:table-cell>
          <table:table-cell table:style-name="Table1.A1" office:value-type="string">
            <text:p text:style-name="Body">Adobe GoLive, Adobe Photoshop, Assimilator, Director, FileMaker Pro, Finale, Microsoft Office, Microsoft Project, mySQL Tools, NeoOffice, Panorama, Power*Architect, RealProducer, Solo, TextWrangler, WordPerfect, Xcode.</text:p>
          </table:table-cell>
        </table:table-row>
        <table:table-row table:style-name="Table1.1">
          <table:table-cell table:style-name="Table1.A4" office:value-type="string">
            <text:p text:style-name="Bold">Windows &amp; MS-DOS software</text:p>
          </table:table-cell>
          <table:table-cell table:style-name="Table1.A1" office:value-type="string">
            <text:p text:style-name="Body">Apache, BeyondMail, CalendarMaker, Client Access/400, ColdFusion Studio, FileMaker Pro, HomeSite, IIS, Lotus 1-2-3, Lotus Notes, Microsoft Office, Microsoft Project, Network Scheduler, OpenOffice, WordPerfect.</text:p>
          </table:table-cell>
        </table:table-row>
        <table:table-row table:style-name="Table1.1">
          <table:table-cell table:style-name="Table1.A1" office:value-type="string">
            <text:p text:style-name="Bold">OS/400 &amp; System/36 software</text:p>
          </table:table-cell>
          <table:table-cell table:style-name="Table1.A1" office:value-type="string">
            <text:p text:style-name="Body">DFU, SEU, MarkMagic, NCS Professional, Query/400.</text:p>
          </table:table-cell>
        </table:table-row>
        <table:table-row table:style-name="Table1.1">
          <table:table-cell table:style-name="Table1.A1" office:value-type="string">
            <text:p text:style-name="Bold">Linux &amp; UNIX software</text:p>
          </table:table-cell>
          <table:table-cell table:style-name="Table1.A1" office:value-type="string">
            <text:p text:style-name="Body">Apache, Applix, Emacs, ksh, Nginx, OpenOffice, vi.</text:p>
          </table:table-cell>
        </table:table-row>
        <table:table-row table:style-name="Table1.1">
          <table:table-cell table:style-name="Table1.A1" office:value-type="string">
            <text:p text:style-name="Bold">languages</text:p>
          </table:table-cell>
          <table:table-cell table:style-name="Table1.A1" office:value-type="string">
            <text:p text:style-name="Body">Fluent in German, excellent knowledge of French, some knowledge of Spanish, Italian, Japanese, Russian, Hebrew, Esperanto.</text:p>
          </table:table-cell>
        </table:table-row>
      </table:table>
      <text:p text:style-name="Section">relevant experience</text:p>
      <table:table table:name="Table2" table:style-name="Table2">
        <table:table-column table:style-name="Table2.A"/>
        <table:table-column table:style-name="Table2.B"/>
        <table:table-row>
          <table:table-cell table:style-name="Table2.A1" office:value-type="string">
            <text:p text:style-name="Bold">July 1998–present</text:p>
          </table:table-cell>
          <table:table-cell table:style-name="Table2.A1" office:value-type="string">
            <text:p text:style-name="P3"><text:span text:style-name="T9">Thunderbird Productions<text:tab/>Albany, New York</text:span><text:span text:style-name="T2"><text:line-break/>Free-lance developer creating complex Web applications with Ruby on Rails, PHP, and ColdFusion, using mySQL and PostgreSQL databases on Linux Apache and Nginx servers. Also designed and created static websites with HTML, CSS, and JavaScript, and produced graphics and streaming audio.</text:span></text:p>
            <text:p text:style-name="P3"><text:span text:style-name="T2">Creator and primary developer of <text:s/>Quorum Calendar System (</text:span><text:span text:style-name="T5">http://quorum2.sf.net</text:span><text:span text:style-name="T4">); other open-source contributions available at </text:span><text:span text:style-name="T5">http://github.com/marnen</text:span><text:span text:style-name="T4">.</text:span></text:p>
          </table:table-cell>
        </table:table-row>
        <table:table-row>
          <table:table-cell table:style-name="Table2.A1" office:value-type="string">
            <text:p text:style-name="Bold">March 2010–present</text:p>
          </table:table-cell>
          <table:table-cell table:style-name="Table2.A1" office:value-type="string">
            <text:p text:style-name="P3">American Express Publishing<text:span text:style-name="T9"><text:tab/>New York, New York<text:line-break/></text:span>(consulting for Manpower Professional)</text:p>
            <text:p text:style-name="P3"><text:span text:style-name="T13">Ruby on Rails developer at Fortune 100 corporation, maintaining high-profile public-facing websites including </text:span><text:span text:style-name="T14">http://www.travelandleisure.com</text:span><text:span text:style-name="T13">.</text:span></text:p>
          </table:table-cell>
        </table:table-row>
        <table:table-row>
          <table:table-cell table:style-name="Table2.A1" office:value-type="string">
            <text:p text:style-name="Bold">January–February 2008</text:p>
          </table:table-cell>
          <table:table-cell table:style-name="Table2.A1" office:value-type="string">
            <text:p text:style-name="P3">Vita Rara<text:span text:style-name="T12"><text:tab/>Troy, New York</text:span></text:p>
            <text:p text:style-name="P4">Web developer implementing backend of major vertical-market application, using Java, Struts, JSP, mySQL, and JBoss on Linux and Mac OS X.</text:p>
          </table:table-cell>
        </table:table-row>
        <table:table-row>
          <table:table-cell table:style-name="Table2.A1" office:value-type="string">
            <text:p text:style-name="Bold">June–November 2007</text:p>
          </table:table-cell>
          <table:table-cell table:style-name="Table2.A1" office:value-type="string">
            <text:p text:style-name="P3">Reflexions Data (consulting for RHI Technology)<text:span text:style-name="T9"><text:tab/>White Plains, New </text:span><text:span text:style-name="T10">York</text:span><text:span text:style-name="T11"><text:line-break/>Senior Web developer, using Mac OS X development tools to design and implement backends for Web applications with LAMP technologies, JavaScript (including Ajax), Mootools, and Fusebox on Linux and Mac OS X Apache servers.</text:span></text:p>
          </table:table-cell>
        </table:table-row>
        <text:soft-page-break/>
        <table:table-row>
          <table:table-cell table:style-name="Table2.A1" office:value-type="string">
            <text:p text:style-name="Bold">February–September 2006</text:p>
          </table:table-cell>
          <table:table-cell table:style-name="Table2.A1" office:value-type="string">
            <text:p text:style-name="P3"><text:span text:style-name="T9">SoftWaveMedia/Zysys Solutions<text:tab/>Irvington, New York</text:span><text:span text:style-name="T2"><text:line-break/>ColdFusion/mySQL developer for radio advertising broker. Achievements included:</text:span></text:p>
            <text:list xml:id="list896557376" text:style-name="L1">
              <text:list-item>
                <text:p text:style-name="P7">introducing and supporting Fusebox framework, including customizing open-source Fusebox documentation tools,</text:p>
              </text:list-item>
              <text:list-item>
                <text:p text:style-name="P7">creating automated Web-based invoice system with XML integration on Apache,</text:p>
              </text:list-item>
              <text:list-item>
                <text:p text:style-name="P7">designing and building database schemata,</text:p>
              </text:list-item>
              <text:list-item>
                <text:p text:style-name="P7">writing Perl and Linux shell scripts to automate reading of several million records from ﬂat text ﬁles into mySQL database.</text:p>
              </text:list-item>
            </text:list>
          </table:table-cell>
        </table:table-row>
        <table:table-row>
          <table:table-cell table:style-name="Table2.A1" office:value-type="string">
            <text:p text:style-name="Bold">August 2004–<text:line-break/>January 2006</text:p>
          </table:table-cell>
          <table:table-cell table:style-name="Table2.A1" office:value-type="string">
            <text:p text:style-name="P3"><text:span text:style-name="T9">IBM Corporation<text:tab/>East Fishkill, New York<text:line-break/>(consulting for Spherion and CCI)</text:span><text:span text:style-name="T2"><text:line-break/>Telephone support analyst for major multinational corporate account, serving as first point of contact for all technical issues. Major areas of support included basic Windows functionality, Lotus Notes, and Cisco VPN troubleshooting.</text:span></text:p>
          </table:table-cell>
        </table:table-row>
        <table:table-row>
          <table:table-cell table:style-name="Table2.A1" office:value-type="string">
            <text:p text:style-name="Bold">November–<text:line-break/>December 1999 </text:p>
          </table:table-cell>
          <table:table-cell table:style-name="Table2.A1" office:value-type="string">
            <text:p text:style-name="P3"><text:span text:style-name="T9">New World Technologies (</text:span><text:span text:style-name="T12">independent consultancy)</text:span><text:span text:style-name="T9"><text:tab/>New York, New York</text:span><text:span text:style-name="T3"><text:line-break/></text:span><text:span text:style-name="T2">ColdFusion/HTML programmer in e-commerce environment. Tasks included:</text:span></text:p>
            <text:list xml:id="list1800883241" text:continue-list="list896557376" text:style-name="L1">
              <text:list-item text:start-value="1">
                <text:p text:style-name="P7">designing and implementing Web-based solution for editing large relational Microsoft Access database of products and clients,</text:p>
              </text:list-item>
              <text:list-item>
                <text:p text:style-name="P7">maintaining program generating product information sheets from this database,</text:p>
              </text:list-item>
              <text:list-item>
                <text:p text:style-name="P7">maintaining programmers’ documentation engine on corporate intranet, running on Microsoft IIS.</text:p>
              </text:list-item>
            </text:list>
          </table:table-cell>
        </table:table-row>
        <table:table-row>
          <table:table-cell table:style-name="Table2.A1" office:value-type="string">
            <text:p text:style-name="Bold">January–March 1999</text:p>
          </table:table-cell>
          <table:table-cell table:style-name="Table2.A1" office:value-type="string">
            <text:p text:style-name="Bold"><text:span text:style-name="T9">Omni-Services Corporation<text:tab/>Culpeper, Virginia<text:line-break/>(consulting for Supra Data Systems)</text:span><text:span text:style-name="T2"><text:line-break/>ASNA 400 RPG programmer on IBM System/36. Duties included:</text:span></text:p>
            <text:list xml:id="list88278965" text:style-name="L2">
              <text:list-item>
                <text:p text:style-name="P8">maintaining several hundred custom programs for generation of ﬁnancial reports,</text:p>
              </text:list-item>
              <text:list-item>
                <text:p text:style-name="P8">distributing updates of the programs for installation at branch locations,</text:p>
              </text:list-item>
              <text:list-item>
                <text:p text:style-name="P8">troubleshooting and providing technical support for these programs.</text:p>
              </text:list-item>
            </text:list>
          </table:table-cell>
        </table:table-row>
        <table:table-row>
          <table:table-cell table:style-name="Table2.A1" office:value-type="string">
            <text:p text:style-name="Bold">May–July 1998</text:p>
          </table:table-cell>
          <table:table-cell table:style-name="Table2.A1" office:value-type="string">
            <text:p text:style-name="P3"><text:span text:style-name="T9">Purchase College<text:tab/>Purchase, New York</text:span><text:span text:style-name="T3"><text:line-break/></text:span><text:span text:style-name="T2">Technician for campus TCP/IP network, Macintosh specialist. Duties and achievements included:</text:span></text:p>
            <text:list xml:id="list438756401" text:continue-list="list88278965" text:style-name="L2">
              <text:list-item text:start-value="1">
                <text:p text:style-name="P8">wiring and repairing campus network,</text:p>
              </text:list-item>
              <text:list-item>
                <text:p text:style-name="P8">building IBM-compatible PCs,</text:p>
              </text:list-item>
              <text:list-item>
                <text:p text:style-name="P8">streamlining management of student Macintosh lab by using Assimilator,</text:p>
              </text:list-item>
              <text:list-item>
                <text:p text:style-name="P8">providing technical support for other Macs on campus,</text:p>
              </text:list-item>
              <text:list-item>
                <text:p text:style-name="P8">supervising student interns in wiring network, building hardware, and providing technical support.</text:p>
              </text:list-item>
            </text:list>
          </table:table-cell>
        </table:table-row>
        <text:soft-page-break/>
        <table:table-row>
          <table:table-cell table:style-name="Table2.A1" office:value-type="string">
            <text:p text:style-name="Bold">December 1996–May 1998</text:p>
          </table:table-cell>
          <table:table-cell table:style-name="Table2.A1" office:value-type="string">
            <text:p text:style-name="P5"><text:span text:style-name="T9">Metric and Multistandard Components<text:tab/>Hawthorne, New York<text:line-break/>(consulting for Donald J. Simons Associates)</text:span><text:span text:style-name="T3"><text:line-break/></text:span><text:span text:style-name="T2">Member of team working to increase automation of warehouse and sales department using RPG on AS/400 and System/36. Duties included:</text:span></text:p>
            <text:list xml:id="list334576210" text:style-name="L3">
              <text:list-item>
                <text:p text:style-name="P9">installing, supporting, maintaining, and upgrading PCs, AS/400 workstations, bar code printers and scanners, and other hardware,</text:p>
              </text:list-item>
              <text:list-item>
                <text:p text:style-name="P9">implementing bar-code-based package tracking and identification system, including writing narrative descriptions of current and planned procedures,</text:p>
              </text:list-item>
              <text:list-item>
                <text:p text:style-name="P9">writing and maintaining custom shipping, and purchasing programs,</text:p>
              </text:list-item>
              <text:list-item>
                <text:p text:style-name="P9">writing documentation for custom programs to print bar-coded labels on demand and interface with tracking system,</text:p>
              </text:list-item>
              <text:list-item>
                <text:p text:style-name="P9">creating, performing, and reporting on comparative tests of hardware and software under consideration for adoption,</text:p>
              </text:list-item>
              <text:list-item>
                <text:p text:style-name="P9">working with developer of corporate website on searchable database of products,</text:p>
              </text:list-item>
              <text:list-item>
                <text:p text:style-name="P9">installing and maintaining dedicated fax system driven by AS/400 to replace inefficient manual printing and sending of routine sales quotes.</text:p>
              </text:list-item>
            </text:list>
          </table:table-cell>
        </table:table-row>
      </table:table>
      <text:p text:style-name="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ymbol" svg:font-family="Symbol, Times" style:font-family-generic="roman" style:font-charset="x-symbol"/>
    <style:font-face style:name="Lubalin Graph" svg:font-family="'Lubalin Graph'" style:font-pitch="variable"/>
    <style:font-face style:name="Lucida Grande" svg:font-family="'Lucida Grande'" style:font-pitch="variable"/>
    <style:font-face style:name="SansSerif1" svg:font-family="SansSerif" style:font-pitch="variable"/>
    <style:font-face style:name="Serif" svg:font-family="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ubalin Graph Book" svg:font-family="'Lubalin Graph Book'" style:font-family-generic="swiss" style:font-pitch="variable"/>
    <style:font-face style:name="Lubalin Graph Book1" svg:font-family="'Lubalin Graph Book'" style:font-adornments="Bold" style:font-family-generic="swiss" style:font-pitch="variable"/>
    <style:font-face style:name="SansSerif" svg:font-family="SansSerif"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lr-tb"/>
      <style:text-properties fo:color="#000000" style:font-name="Serif" fo:font-size="12pt" fo:language="en" fo:country="US" style:font-name-asian="SansSerif1" style:font-size-asian="12pt" style:language-asian="en" style:country-asian="US" style:font-name-complex="Lucida Grande"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0402in" fo:margin-bottom="0in" fo:orphans="2" fo:widows="2" fo:padding-left="0in" fo:padding-right="0in" fo:padding-top="0.0138in" fo:padding-bottom="0in" fo:border-left="none" fo:border-right="none" fo:border-top="0.0008in solid #000000" fo:border-bottom="none"/>
      <style:text-properties style:use-window-font-color="true" style:font-name="Lubalin Graph Book" fo:font-size="14pt" fo:language="en" fo:country="US" fo:font-style="normal" fo:font-weight="normal" style:font-name-asian="Times New Roman" style:font-size-asian="14pt"/>
    </style:style>
    <style:style style:name="Text_20_body" style:display-name="Text body" style:family="paragraph" style:parent-style-name="Standard" style:class="text">
      <style:paragraph-properties fo:margin-top="0in" fo:margin-bottom="0.0835in"/>
    </style:style>
    <style:style style:name="Text_20_body_20_indent" style:display-name="Text body indent" style:family="paragraph" style:parent-style-name="Standard" style:class="text">
      <style:paragraph-properties fo:margin-left="0.25in" fo:margin-right="0in" fo:margin-top="0in" fo:margin-bottom="0.0835in" fo:text-indent="0.0008in"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665in" fo:margin-bottom="0.0835in" fo:keep-with-next="always"/>
      <style:text-properties style:font-name="SansSerif" fo:font-size="14pt" style:font-name-asian="SansSerif1" style:font-size-asian="14pt" style:font-size-complex="14pt"/>
    </style:style>
    <style:style style:name="Heading_20_1" style:display-name="Heading 1" style:family="paragraph" style:parent-style-name="Standard" style:next-style-name="Standard" style:class="text" style:default-outline-level="1">
      <style:paragraph-properties fo:margin-top="0.1665in" fo:margin-bottom="0.0417in" fo:keep-with-next="always"/>
      <style:text-properties style:font-name="Helvetica" fo:font-size="14pt" fo:font-weight="bold" style:letter-kerning="true" style:font-size-asian="14pt" style:font-weight-asian="bold"/>
    </style:style>
    <style:style style:name="Heading_20_2" style:display-name="Heading 2" style:family="paragraph" style:parent-style-name="Standard" style:next-style-name="Standard" style:class="text" style:default-outline-level="2">
      <style:paragraph-properties fo:margin-top="0.1665in" fo:margin-bottom="0.0417in" fo:keep-with-next="always"/>
      <style:text-properties style:font-name="Helvetica" fo:font-size="12pt" fo:font-style="italic" fo:font-weight="bold" style:font-size-asian="12pt" style:font-style-asian="italic" style:font-weight-asian="bold"/>
    </style:style>
    <style:style style:name="Heading_20_3" style:display-name="Heading 3" style:family="paragraph" style:parent-style-name="Standard" style:next-style-name="Standard" style:class="text" style:default-outline-level="3">
      <style:paragraph-properties fo:margin-top="0.1665in" fo:margin-bottom="0.0417in" fo:keep-with-next="always"/>
      <style:text-properties style:font-name="Helvetica" fo:font-size="12pt" style:font-size-asian="12pt"/>
    </style:style>
    <style:style style:name="Header" style:family="paragraph" style:parent-style-name="Body" style:class="extra">
      <style:paragraph-properties>
        <style:tab-stops>
          <style:tab-stop style:position="3in" style:type="center"/>
          <style:tab-stop style:position="6in" style:type="right"/>
        </style:tab-stops>
      </style:paragraph-properties>
      <style:text-properties fo:font-size="10pt" style:font-size-asian="10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Standard" style:next-style-name="Subtitle" style:class="chapter">
      <style:paragraph-properties fo:margin-top="0.1665in" fo:margin-bottom="0.0417in" fo:text-align="center" style:justify-single-word="false"/>
      <style:text-properties style:font-name="Helvetica" fo:font-size="16pt" fo:font-weight="bold" style:letter-kerning="true" style:font-size-asian="16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WW-List_20_Bullet_20_2" style:display-name="WW-List Bullet 2" style:family="paragraph" style:parent-style-name="Standard" style:list-style-name="WW8Num1">
      <style:paragraph-properties fo:margin-left="0in" fo:margin-right="0in" fo:text-indent="0in" style:auto-text-indent="false"/>
    </style:style>
    <style:style style:name="WW-Body_20_Text_20_2" style:display-name="WW-Body Text 2" style:family="paragraph" style:parent-style-name="Standard">
      <style:paragraph-properties fo:margin-top="0in" fo:margin-bottom="0.0417in">
        <style:tab-stops>
          <style:tab-stop style:position="2.1in"/>
          <style:tab-stop style:position="2.2in"/>
          <style:tab-stop style:position="5.6626in" style:type="right"/>
        </style:tab-stops>
      </style:paragraph-properties>
      <style:text-properties style:font-name="Lubalin Graph" fo:font-size="12pt" style:font-size-asian="12pt"/>
    </style:style>
    <style:style style:name="Body" style:family="paragraph" style:parent-style-name="Standard" style:class="extra" style:master-page-name="">
      <style:paragraph-properties style:page-number="auto" fo:padding="0in" fo:border="none"/>
      <style:text-properties fo:font-size="11pt" fo:font-weight="350" style:font-size-asian="11pt" style:font-size-complex="11pt"/>
    </style:style>
    <style:style style:name="Section" style:family="paragraph" style:parent-style-name="Body" style:class="extra" style:master-page-name="">
      <style:paragraph-properties fo:margin-top="0in" fo:margin-bottom="0in" style:page-number="auto" fo:padding-left="0in" fo:padding-right="0in" fo:padding-top="0.0138in" fo:padding-bottom="0in" fo:border-left="none" fo:border-right="none" fo:border-top="0.0071in solid #000000" fo:border-bottom="none" style:shadow="none">
        <style:tab-stops>
          <style:tab-stop style:position="2.3752in" style:leader-style="dotted" style:leader-text="."/>
        </style:tab-stops>
      </style:paragraph-properties>
      <style:text-properties style:font-name="Lubalin Graph Book" style:font-size-rel="2pt" fo:font-style="normal" fo:font-weight="350" style:font-size-rel-asian="2pt"/>
    </style:style>
    <style:style style:name="Bold" style:family="paragraph" style:parent-style-name="Body" style:master-page-name="">
      <style:paragraph-properties fo:margin-left="0in" fo:margin-right="0in" fo:margin-top="0.0402in" fo:margin-bottom="0in" fo:text-indent="0in" style:auto-text-indent="false" style:page-number="auto">
        <style:tab-stops>
          <style:tab-stop style:position="7.222in" style:type="right"/>
        </style:tab-stops>
      </style:paragraph-properties>
      <style:text-properties fo:font-size="11pt" fo:font-weight="bold" style:font-size-asian="11pt" style:font-weight-asian="bold" style:font-size-complex="11pt" style:font-weight-complex="bold"/>
    </style:style>
    <style:style style:name="Bullet" style:family="paragraph" style:parent-style-name="Body">
      <style:paragraph-properties fo:margin-left="0in" fo:margin-right="0in" fo:margin-top="0.0402in" fo:margin-bottom="0in" fo:text-indent="0in" style:auto-text-indent="false">
        <style:tab-stops>
          <style:tab-stop style:position="7.222in" style:type="right"/>
        </style:tab-stops>
      </style:paragraph-properties>
      <style:text-properties style:font-name="Lubalin Graph Book" fo:font-size="11pt" fo:font-style="normal" fo:font-weight="normal" style:font-size-asian="11pt" style:font-size-complex="11pt"/>
    </style:style>
    <style:style style:name="Footnote_20_Symbol" style:display-name="Footnote Symbol" style:family="text"/>
    <style:style style:name="Page_20_Number" style:display-name="Page Number" style:family="text" style:parent-style-name="WW-Default_20_Paragraph_20_Fon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Endnote_20_Symbol" style:display-name="Endnote Symbol" style:family="text"/>
    <style:style style:name="WW-Default_20_Paragraph_20_Font" style:display-name="WW-Default Paragraph Font" style:family="text"/>
    <style:style style:name="WW8Num1z0" style:family="text">
      <style:text-properties style:font-name="Symbol"/>
    </style:style>
    <style:style style:name="WW8Num3z0" style:family="text">
      <style:text-properties style:font-name="Symbol"/>
    </style:style>
    <style:style style:name="WW8Num4z0" style:family="text">
      <style:text-properties style:font-name="Symbol"/>
    </style:style>
    <style:style style:name="WW8Num5z0" style:family="text">
      <style:text-properties style:font-name="Symbol"/>
    </style:style>
    <style:style style:name="WW8Num6z0" style:family="text">
      <style:text-properties style:font-name="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consecutive-numbering="true">
      <text:list-level-style-bullet text:level="1" text:style-name="WW8Num1z0" style:num-suffix="." text:bullet-char="">
        <style:list-level-properties text:space-before="0.25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 text:consecutive-numbering="true">
      <text:list-level-style-bullet text:level="1" text:style-name="WW8Num3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 text:consecutive-numbering="true">
      <text:list-level-style-bullet text:level="1" text:style-name="WW8Num4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 text:consecutive-numbering="true">
      <text:list-level-style-bullet text:level="1" text:style-name="WW8Num5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 text:consecutive-numbering="true">
      <text:list-level-style-bullet text:level="1" text:style-name="WW8Num6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left="0in" fo:margin-right="0in" fo:text-indent="0in" style:auto-text-indent="true" fo:background-color="transparent">
        <style:tab-stops>
          <style:tab-stop style:position="3.5in" style:type="center"/>
          <style:tab-stop style:position="7in" style:type="right"/>
        </style:tab-stops>
        <style:background-image/>
      </style:paragraph-properties>
    </style:style>
    <style:style style:name="MT1" style:family="text">
      <style:text-properties style:font-name="Lubalin Graph Book" fo:font-size="10pt" fo:font-style="normal" fo:font-weight="normal" style:font-size-asian="10pt"/>
    </style:style>
    <style:page-layout style:name="Mpm1">
      <style:page-layout-properties fo:page-width="8.5in" fo:page-height="11in" style:num-format="1" style:print-orientation="portrait" fo:margin-top="0.5598in" fo:margin-bottom="0.5598in" fo:margin-left="0.6in" fo:margin-right="0.6in" fo:background-color="transparent" style:writing-mode="lr-tb" style:layout-grid-color="#c0c0c0" style:layout-grid-lines="39" style:layout-grid-base-height="0.1945in" style:layout-grid-ruby-height="0.0555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25in" fo:margin-left="0in" fo:margin-right="0in" fo:margin-top="0.0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tab/>Marnen E. Laibow-Koser—page </text:span><text:span text:style-name="MT1"><text:page-number text:select-page="current">3</text:page-number></text:span><text:span text:style-name="Page_20_Number"><text:span text:style-name="MT1"> of </text:span></text:span><text:span text:style-name="MT1"><text:page-count>3</text:page-count></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NeoOffice/3.0.2$Unix OpenOffice.org_project/Patch 3</meta:generator>
    <dc:title>Résumé: Marnen E. Laibow-Koser</dc:title>
    <meta:initial-creator>Marnen E. Laibow-Koser</meta:initial-creator>
    <meta:creation-date>2000-09-12T13:29:00</meta:creation-date>
    <dc:creator>Marnen Laibow-Koser</dc:creator>
    <dc:date>2010-04-28T18:25:59</dc:date>
    <meta:print-date>2007-10-02T22:52:26</meta:print-date>
    <dc:language>en-US</dc:language>
    <meta:editing-cycles>96</meta:editing-cycles>
    <meta:editing-duration>PT53H56M45S</meta:editing-duration>
    <meta:document-statistic meta:table-count="2" meta:image-count="0" meta:object-count="0" meta:page-count="3" meta:paragraph-count="63" meta:word-count="767" meta:character-count="5722"/>
    <meta:user-defined meta:name="Info 1"/>
    <meta:user-defined meta:name="Info 2"/>
    <meta:user-defined meta:name="Info 3"/>
    <meta:user-defined meta:name="Info 4"/>
  </office:meta>
</office:document-meta>
</file>